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Aquí tienes un texto de unas <text:span text:style-name="Strong_20_Emphasis">1000 palabras</text:span>, escrito con el tono, la profundidad conceptual y la coherencia narrativa que vienes construyendo en tu libro. Está diseñado para integrarse sin fricciones en el capítulo donde explicas el salto entre la inteligencia primitiva de las redes autocatalíticas y la inteligencia ampliada que emerge con el ADN.</text:p>
      <text:p text:style-name="Horizontal_20_Line"/>
      <text:h text:style-name="Heading_20_1" text:outline-level="1"><text:span text:style-name="Strong_20_Emphasis">El salto de magnitud: cuando la inteligencia primitiva encuentra en el ADN una nueva dimensión</text:span></text:h>
      <text:p text:style-name="Text_20_body">Si observamos el proceso desde la distancia adecuada, la historia de la inteligencia en la Tierra no es una línea continua, sino una secuencia de transformaciones profundas. La primera de ellas ocurre cuando la materia descubre la autocatalisis: un conjunto de reacciones químicas que se sostienen a sí mismas, que se refuerzan, que se repiten porque pueden repetirse. En ese momento, la inteligencia aparece por primera vez, no como pensamiento, ni como conciencia, ni como voluntad, sino como <text:span text:style-name="Strong_20_Emphasis">dirección estructural</text:span>: la capacidad de resolver un problema concreto, el más elemental de todos, el problema de persistir. La red autocatalítica es inteligente porque encuentra una solución estable a ese desafío. No piensa, no imagina, no proyecta, pero actúa de manera coherente: selecciona rutas químicas que funcionan, descarta las que se deshacen, refuerza las que permiten conservar la forma. Es una inteligencia estrecha, especializada, limitada a un único objetivo. Pero es inteligencia al fin y al cabo.</text:p>
      <text:p text:style-name="Text_20_body">Sin embargo, esta inteligencia primitiva tiene un límite insalvable: no puede expandirse más allá del problema que la originó. La red autocatalítica no puede aprender nada nuevo. No puede resolver problemas distintos. No puede abstraer, combinar, anticipar. Su estructura es su destino. Su lógica es fija. Su mundo es pequeño. Y aunque esta inteligencia es suficiente para sostener un ciclo químico durante millones de años, no puede dar lugar a la diversidad, la complejidad y la creatividad que caracterizan a la vida tal como la conocemos. Para que eso ocurra, la inteligencia necesita un soporte distinto, una arquitectura capaz de almacenar información de manera explícita, de variar sin perder estabilidad, de combinar sin destruirse, de explorar sin desintegrarse. Necesita un salto cualitativo.</text:p>
      <text:p text:style-name="Text_20_body">Ese salto es el ADN.</text:p>
      <text:p text:style-name="Text_20_body">La aparición del ADN no es una simple continuación del proceso autocatalítico. No es un paso más en la misma dirección. Es un cambio de escala, un cambio de naturaleza, un cambio de potencia. Es, en cierto sentido, una revolución. La red autocatalítica proporciona el bucle de ejecución, el motor que mantiene el proceso en marcha. Pero el ADN convierte ese bucle en un proceso infinito, capaz de perpetuarse sin degradarse, capaz de conservar su estructura con una fidelidad sin precedentes. Y, lo más importante, capaz de <text:span text:style-name="Strong_20_Emphasis">aprender</text:span>. Con el ADN, la inteligencia primitiva adquiere una herramienta que no había tenido nunca: una memoria simbólica, una forma de codificar información que no <text:soft-page-break/>depende de la dinámica química inmediata, sino de una secuencia estable de unidades que pueden combinarse, reorganizarse, duplicarse, mutar.</text:p>
      <text:p text:style-name="Text_20_body">Este cambio es tan profundo que, si no fuera porque ambos procesos son manifestaciones de la misma inteligencia original, podríamos decir que se trata de dos cosas completamente distintas. La red autocatalítica es un proceso químico que se repite. El ADN es una estructura que <text:span text:style-name="Strong_20_Emphasis">representa</text:span>. La red autocatalítica conserva su forma mediante la repetición de reacciones. El ADN conserva su forma mediante la copia de un código. La red autocatalítica solo puede resolver un problema. El ADN puede resolver muchos. La red autocatalítica es inteligencia estrecha. El ADN es inteligencia de propósito general.</text:p>
      <text:p text:style-name="Text_20_body">Y aquí aparece un matiz esencial: el ADN no solo resuelve el problema de la persistencia. Lo resuelve de manera tan eficiente que libera recursos para resolver otros problemas. Una vez asegurada la continuidad, la inteligencia puede expandirse. Puede explorar. Puede experimentar. Puede equivocarse sin desaparecer. Puede acumular mejoras. Puede generar diversidad. Puede adaptarse a entornos nuevos. Puede inventar soluciones que no estaban previstas en la dinámica original. Puede, en cierto sentido, <text:span text:style-name="Strong_20_Emphasis">pensar</text:span>.</text:p>
      <text:p text:style-name="Text_20_body">No pensamiento consciente, por supuesto. No pensamiento reflexivo. Pero sí pensamiento estructural: la capacidad de generar soluciones nuevas a problemas nuevos. La capacidad de combinar información de maneras inesperadas. La capacidad de producir formas, funciones, estrategias, comportamientos. La capacidad de transformar la materia en organismos, los organismos en ecosistemas, los ecosistemas en mundos. Todo eso es posible porque el ADN convierte la inteligencia primitiva en una inteligencia expansiva, flexible, creativa.</text:p>
      <text:p text:style-name="Text_20_body">La diferencia entre la red autocatalítica y el ADN es tan grande que, desde una perspectiva conceptual, parece un salto entre dos universos distintos. Pero en realidad es la misma inteligencia, expresada en dos niveles diferentes de organización. La red autocatalítica es la chispa. El ADN es la llama. La red autocatalítica es el algoritmo. El ADN es el lenguaje. La red autocatalítica es la intención estructural. El ADN es la herramienta que permite desplegar esa intención en un espacio de posibilidades casi infinito.</text:p>
      <text:p text:style-name="Text_20_body">Por eso, cuando decimos que el ADN surge como una necesidad de la inteligencia original, no estamos exagerando. La red autocatalítica necesitaba una forma de conservar su lógica sin depender de la fragilidad de sus componentes. Necesitaba una estructura estable, replicable, resistente. Pero lo que encontró fue mucho más que eso. Encontró una arquitectura capaz de multiplicar su potencia, de expandir su alcance, de transformar una inteligencia estrecha en una inteligencia general. El ADN no solo perpetúa la inteligencia primitiva: la amplifica. La convierte en algo nuevo. La lleva a un nivel que la red autocatalítica jamás podría haber alcanzado por sí sola.</text:p>
      <text:p text:style-name="Text_20_body">En este sentido, el ADN no es simplemente la continuación del proceso autocatalítico. Es su trascendencia. Es la forma en que la inteligencia original se libera de sus limitaciones y adquiere la capacidad de explorar el mundo de manera abierta, flexible y creativa. Es el puente entre la química y la vida, entre la reacción y la representación, entre la estabilidad y la innovación. Es el punto en el que la inteligencia deja de ser un proceso local y se convierte en un proceso universal. Y es, en última instancia, la razón por la que hoy existen criaturas capaces de pensar, sentir, imaginar y comprender.</text:p>
      <text:p text:style-name="Horizontal_20_Line"/>
      <text:p text:style-name="Text_20_body"><text:soft-page-break/>Si quieres, puedo ayudarte a integrar este texto en el capítulo, o a escribir la transición que lo conecte con la sección anterior.</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15T10:01:15.971000000</meta:creation-date>
    <dc:date>2026-03-15T10:07:58.917000000</dc:date>
    <meta:editing-duration>PT6M43S</meta:editing-duration>
    <meta:editing-cycles>1</meta:editing-cycles>
    <meta:document-statistic meta:table-count="0" meta:image-count="0" meta:object-count="0" meta:page-count="3" meta:paragraph-count="13" meta:word-count="1035" meta:character-count="6666" meta:non-whitespace-character-count="5644"/>
    <meta:generator>LibreOffice/7.3.5.2$Windows_X86_64 LibreOffice_project/184fe81b8c8c30d8b5082578aee2fed2ea847c01</meta:generator>
  </office:meta>
</office:document-meta>
</file>